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</office:automatic-styles>
  <office:body>
    <office:text text:use-soft-page-breaks="true">
      <text:p text:style-name="P1">Feedback testdag 08/01</text:p>
      <text:p text:style-name="Standaard"/>
      <text:p text:style-name="Standaard">Vragen:</text:p>
      <text:p text:style-name="Standaard">Wat<text:s/>vind u van ons prototype wat zou u zelf veranderen.</text:p>
      <text:p text:style-name="Standaard">Zijn er nog andere spel types dat je zou willen zien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Davina Lauwereys</dc:creator>
    <meta:creation-date>2021-01-08T09:28:00Z</meta:creation-date>
    <dc:date>2021-01-08T12:18:00Z</dc:date>
    <meta:template xlink:href="Normal.dotm" xlink:type="simple"/>
    <meta:editing-cycles>1</meta:editing-cycles>
    <meta:editing-duration>PT9300S</meta:editing-duration>
    <meta:document-statistic meta:page-count="1" meta:paragraph-count="1" meta:word-count="21" meta:character-count="142" meta:row-count="1" meta:non-whitespace-character-count="122"/>
  </office:meta>
</office:document-meta>
</file>